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2.4047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 fo:wrap-option="wrap" style:direction="ltr" style:vertical-align="middle"/>
      <style:paragraph-properties fo:text-align="center" fo:margin-left="0in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 Name</text:p>
          </table:table-cell>
          <table:table-cell table:style-name="ce1" office:value-type="string" calcext:value-type="string" table:number-columns-spanned="2" table:number-rows-spanned="1">
            <text:p>Number of Locations</text:p>
          </table:table-cell>
          <table:covered-table-cell/>
          <table:table-cell table:style-name="ce3" office:value-type="string" calcext:value-type="string" table:number-columns-spanned="1" table:number-rows-spanned="2">
            <text:p>Percent Successfully Tagged</text:p>
          </table:table-cell>
          <table:table-cell table:style-name="ce1" table:number-columns-spanned="4" table:number-rows-spanned="2"/>
          <table:covered-table-cell table:number-columns-repeated="3"/>
          <table:table-cell/>
        </table:table-row>
        <table:table-row table:style-name="ro1">
          <table:covered-table-cell/>
          <table:table-cell office:value-type="string" calcext:value-type="string">
            <text:p>Expected</text:p>
          </table:table-cell>
          <table:table-cell office:value-type="string" calcext:value-type="string">
            <text:p>Missed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Agric_Hum_Values</text:p>
          </table:table-cell>
          <table:table-cell table:formula="of:=[Agric_Hum_Values.B1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B3]-[.C3])/[.B3]" office:value-type="percentage" office:value="0.714285714285714" calcext:value-type="percentage">
            <text:p>71.43%</text:p>
          </table:table-cell>
          <table:table-cell office:value-type="string" calcext:value-type="string">
            <text:p>Colegio de Mexico</text:p>
          </table:table-cell>
          <table:table-cell office:value-type="string" calcext:value-type="string">
            <text:p>Upper Lerma Val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attachan_etal_2014_Ecosphere</text:p>
          </table:table-cell>
          <table:table-cell table:formula="of:=[Bhattachan_etal_2014_Ecosphere.B1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B4]-[.C4])/[.B4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y_etal_2014_Oecologia</text:p>
          </table:table-cell>
          <table:table-cell table:formula="of:=[Eby_etal_2014_Oecologia.B21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([.B5]-[.C5])/[.B5]" office:value-type="percentage" office:value="0.888888888888889" calcext:value-type="percentage">
            <text:p>88.89%</text:p>
          </table:table-cell>
          <table:table-cell office:value-type="string" calcext:value-type="string">
            <text:p>Konza Prairie Biological Station</text:p>
          </table:table-cell>
          <table:table-cell office:value-type="string" calcext:value-type="string">
            <text:p>KwaZulu-Na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ogical_Modelling</text:p>
          </table:table-cell>
          <table:table-cell table:formula="of:=[Ecological_Modelling.B13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B6]-[.C6])/[.B6]" office:value-type="percentage" office:value="0.7" calcext:value-type="percentage">
            <text:p>70.00%</text:p>
          </table:table-cell>
          <table:table-cell office:value-type="string" calcext:value-type="string">
            <text:p>Zinjiang</text:p>
          </table:table-cell>
          <table:table-cell office:value-type="string" calcext:value-type="string">
            <text:p>Hothot (???)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ogy_Letters</text:p>
          </table:table-cell>
          <table:table-cell table:formula="of:=[Ecology_Letters.B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7]-[.C7])/[.B7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urnal_of_Agrarian_Change</text:p>
          </table:table-cell>
          <table:table-cell table:formula="of:=[Journal_of_Agrarian_Change.B1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B8]-[.C8])/[.B8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urnal_of_Arid_Environments</text:p>
          </table:table-cell>
          <table:table-cell table:formula="of:=[Journal_of_Arid_Environments.B1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B9]-[.C9])/[.B9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erner_etal_2014_Ecology</text:p>
          </table:table-cell>
          <table:table-cell table:formula="of:=[Koerner_etal_2014_Ecology.B39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([.B10]-[.C10])/[.B10]" office:value-type="percentage" office:value="0.92" calcext:value-type="percentage">
            <text:p>92.00%</text:p>
          </table:table-cell>
          <table:table-cell office:value-type="string" calcext:value-type="string">
            <text:p>Maum</text:p>
          </table:table-cell>
          <table:table-cell office:value-type="string" calcext:value-type="string">
            <text:p>Kruger 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wig_etal_2014_REM</text:p>
          </table:table-cell>
          <table:table-cell table:formula="of:=[Ladwig_etal_2014_REM.B1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11]-[.C11])/[.B11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EWS_REVIEWS_REVIEWS</text:p>
          </table:table-cell>
          <table:table-cell table:formula="of:=[REVIEWS_REVIEWS_REVIEWS.B1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B12]-[.C12])/[.B12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cca_etal_2014_Biogeosciences_0</text:p>
          </table:table-cell>
          <table:table-cell table:formula="of:=[Vicca_etal_2014_Biogeosciences_0.B70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([.B13]-[.C13])/[.B13]" office:value-type="percentage" office:value="0.893617021276596" calcext:value-type="percentage">
            <text:p>89.36%</text:p>
          </table:table-cell>
          <table:table-cell office:value-type="string" calcext:value-type="string">
            <text:p>Baureuth</text:p>
          </table:table-cell>
          <table:table-cell office:value-type="string" calcext:value-type="string">
            <text:p>West State Street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Mast Road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3:.B13])" office:value-type="float" office:value="151" calcext:value-type="float">
            <text:p>151</text:p>
          </table:table-cell>
          <table:table-cell table:style-name="ce2" table:formula="of:=SUM([.C3:.C13])" office:value-type="float" office:value="14" calcext:value-type="float">
            <text:p>14</text:p>
          </table:table-cell>
          <table:table-cell table:style-name="ce5" table:formula="of:=([.B14]-[.C14])/[.B14]" office:value-type="percentage" office:value="0.907284768211921" calcext:value-type="percentage">
            <text:p>90.73%</text:p>
          </table:table-cell>
          <table:table-cell table:number-columns-repeated="5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icca_etal_2014_Biogeosciences_0" table:style-name="ta1"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sbr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Mich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nt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bb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ure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rb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State Str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Lafay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est Lafayett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Zuric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ttgar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niol Road</text:p>
          </table:table-cell>
          <table:table-cell/>
        </table:table-row>
        <table:table-row table:style-name="ro1">
          <table:table-cell office:value-type="string" calcext:value-type="string">
            <text:p>Ban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ber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fe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 Road</text:p>
          </table:table-cell>
          <table:table-cell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mou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ubboc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float" office:value="47" calcext:value-type="float">
            <text:p>47</text:p>
          </table:table-cell>
        </table:table-row>
      </table:table>
      <table:table table:name="REVIEWS_REVIEWS_REVIEWS" table:style-name="ta1"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float" office:value="6" calcext:value-type="float">
            <text:p>6</text:p>
          </table:table-cell>
        </table:table-row>
      </table:table>
      <table:table table:name="Ladwig_etal_2014_REM" table:style-name="ta1"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huahuan De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sle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nsle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hihuahuan De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float" office:value="7" calcext:value-type="float">
            <text:p>7</text:p>
          </table:table-cell>
        </table:table-row>
      </table:table>
      <table:table table:name="Koerner_etal_2014_Ecology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Mia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ley 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p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ku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sv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maritzbur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lovu Nod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ru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laborw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ur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z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onz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on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ru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za Prai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Journal_of_Arid_Environments" table:style-name="ta1"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Pheon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lopa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formula="of:=COUNT([.B3:.B10])" office:value-type="float" office:value="8" calcext:value-type="float">
            <text:p>8</text:p>
          </table:table-cell>
        </table:table-row>
      </table:table>
      <table:table table:name="Journal_of_Agrarian_Change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Sinalo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LIE EAK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n Ame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em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formula="of:=SUM([.B3:.B13])" office:value-type="float" office:value="9" calcext:value-type="float">
            <text:p>9</text:p>
          </table:table-cell>
        </table:table-row>
      </table:table>
      <table:table table:name="Ecology_Letters" table:style-name="ta1">
        <table:table-column table:style-name="co2" table:number-columns-repeated="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SUM([.B3:.B5])" office:value-type="float" office:value="3" calcext:value-type="float">
            <text:p>3</text:p>
          </table:table-cell>
        </table:table-row>
      </table:table>
      <table:table table:name="Ecological_Modelling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Urumq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njia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rk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SUM([.B3:.B12])" office:value-type="float" office:value="10" calcext:value-type="float">
            <text:p>10</text:p>
          </table:table-cell>
        </table:table-row>
      </table:table>
      <table:table table:name="Eby_etal_2014_Oecologia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lin Heidel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za Prairie Biological 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 Bay Bird Observ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p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ger National P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ku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waZulu-Na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termaritzb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SUM([.B3:.B20])" office:value-type="float" office:value="18" calcext:value-type="float">
            <text:p>18</text:p>
          </table:table-cell>
        </table:table-row>
      </table:table>
      <table:table table:name="Bhattachan_etal_2014_Ecosphere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Charlottesv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aha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ev De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SUM([.B3:.B13])" office:value-type="float" office:value="11" calcext:value-type="float">
            <text:p>11</text:p>
          </table:table-cell>
        </table:table-row>
      </table:table>
      <table:table table:name="Agric_Hum_Value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2" table:number-rows-spanned="1">
            <text:p>Duplicates Remov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1">
          <table:table-cell office:value-type="string" calcext:value-type="string">
            <text:p>Lerma Val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gio de 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rma 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 Lerma Val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2" table:formula="of:=SUM([.B3:.B10])"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1" table:target-range-address="Vicca_etal_2014_Biogeosciences_0.A3:Vicca_etal_2014_Biogeosciences_0.B69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REVIEWS_REVIEWS_REVIEWS.A3:REVIEWS_REVIEWS_REVIEWS.B10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Ladwig_etal_2014_REM.A3:Ladwig_etal_2014_REM.B17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Koerner_etal_2014_Ecology.A3:Koerner_etal_2014_Ecology.B38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Journal_of_Arid_Environments.A3:Journal_of_Arid_Environments.B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4:49:59.450097319</meta:creation-date>
    <dc:date>2015-04-04T15:27:41.148406665</dc:date>
    <meta:editing-duration>PT27M48S</meta:editing-duration>
    <meta:editing-cycles>5</meta:editing-cycles>
    <meta:generator>LibreOffice/4.2.7.2$Linux_X86_64 LibreOffice_project/420m0$Build-2</meta:generator>
    <meta:document-statistic meta:table-count="12" meta:cell-count="510" meta:object-count="0"/>
  </office:meta>
</office:document-meta>
</file>